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eoletters1" svg:font-family="neoletter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eoletters" svg:font-family="neoletters" style:font-family-generic="system" style:font-pitch="variable"/>
  </office:font-face-decls>
  <office:automatic-styles>
    <style:style style:name="P1" style:family="paragraph" style:parent-style-name="Text_20_body">
      <style:paragraph-properties fo:text-align="center" style:justify-single-word="false"/>
      <style:text-properties fo:font-size="16pt" officeooo:rsid="00188b3f" officeooo:paragraph-rsid="00188b3f" style:font-size-asian="14pt" style:font-size-complex="16pt"/>
    </style:style>
    <style:style style:name="P2" style:family="paragraph" style:parent-style-name="Text_20_body">
      <style:paragraph-properties fo:text-align="justify" style:justify-single-word="false"/>
      <style:text-properties fo:font-size="16pt" fo:font-weight="bold" officeooo:rsid="001fd1b0" officeooo:paragraph-rsid="001fd1b0" style:font-size-asian="14pt" style:font-weight-asian="bold" style:font-size-complex="16pt" style:font-weight-complex="bold"/>
    </style:style>
    <style:style style:name="P3" style:family="paragraph" style:parent-style-name="Text_20_body">
      <style:paragraph-properties fo:text-align="start" style:justify-single-word="false"/>
      <style:text-properties fo:font-size="16pt" fo:font-weight="bold" officeooo:rsid="00188b3f" officeooo:paragraph-rsid="00188b3f" style:font-size-asian="14pt" style:font-weight-asian="bold" style:font-size-complex="16pt" style:font-weight-complex="bold"/>
    </style:style>
    <style:style style:name="P4" style:family="paragraph" style:parent-style-name="Text_20_body">
      <style:paragraph-properties fo:text-align="justify" style:justify-single-word="false"/>
      <style:text-properties fo:font-size="16pt" fo:font-weight="bold" officeooo:rsid="001d52a2" officeooo:paragraph-rsid="001d52a2" style:font-size-asian="14pt" style:font-weight-asian="bold" style:font-size-complex="16pt" style:font-weight-complex="bold"/>
    </style:style>
    <style:style style:name="P5" style:family="paragraph" style:parent-style-name="Text_20_body">
      <style:paragraph-properties fo:text-align="justify" style:justify-single-word="false"/>
      <style:text-properties fo:font-size="14pt" officeooo:rsid="00188b3f" officeooo:paragraph-rsid="00217ed7" style:font-size-asian="14pt" style:font-size-complex="14pt"/>
    </style:style>
    <style:style style:name="P6" style:family="paragraph" style:parent-style-name="Text_20_body">
      <style:paragraph-properties fo:text-align="justify" style:justify-single-word="false"/>
      <style:text-properties fo:font-size="14pt" officeooo:rsid="001a3de7" officeooo:paragraph-rsid="00217ed7" style:font-size-asian="14pt" style:font-size-complex="14pt"/>
    </style:style>
    <style:style style:name="P7" style:family="paragraph" style:parent-style-name="Text_20_body">
      <style:paragraph-properties fo:text-align="justify" style:justify-single-word="false"/>
      <style:text-properties fo:font-size="14pt" officeooo:rsid="001b74af" officeooo:paragraph-rsid="001ee9bd" style:font-size-asian="12.25pt" style:font-size-complex="14pt"/>
    </style:style>
    <style:style style:name="P8" style:family="paragraph" style:parent-style-name="Text_20_body">
      <style:paragraph-properties fo:text-align="justify" style:justify-single-word="false"/>
      <style:text-properties fo:font-size="14pt" officeooo:rsid="001ee9bd" officeooo:paragraph-rsid="001ee9bd" style:font-size-asian="12.25pt" style:font-size-complex="14pt"/>
    </style:style>
    <style:style style:name="P9" style:family="paragraph" style:parent-style-name="Text_20_body">
      <style:paragraph-properties fo:text-align="justify" style:justify-single-word="false"/>
      <style:text-properties fo:font-size="14pt" fo:font-weight="normal" officeooo:rsid="001fd1b0" officeooo:paragraph-rsid="00217ed7" style:font-size-asian="12.25pt" style:font-weight-asian="normal" style:font-size-complex="14pt" style:font-weight-complex="normal"/>
    </style:style>
    <style:style style:name="P10" style:family="paragraph" style:parent-style-name="Text_20_body">
      <style:paragraph-properties fo:text-align="justify" style:justify-single-word="false"/>
      <style:text-properties fo:font-size="14pt" fo:font-weight="normal" officeooo:rsid="00217ed7" officeooo:paragraph-rsid="00217ed7" style:font-size-asian="12.25pt" style:font-weight-asian="normal" style:font-size-complex="14pt" style:font-weight-complex="normal"/>
    </style:style>
    <style:style style:name="P11" style:family="paragraph" style:parent-style-name="Text_20_body">
      <style:paragraph-properties fo:text-align="justify" style:justify-single-word="false"/>
      <style:text-properties fo:font-size="14pt" fo:font-weight="normal" officeooo:rsid="00208874" officeooo:paragraph-rsid="00217ed7" style:font-size-asian="12.25pt" style:font-weight-asian="normal" style:font-size-complex="14pt" style:font-weight-complex="normal"/>
    </style:style>
    <style:style style:name="P12" style:family="paragraph" style:parent-style-name="Text_20_body">
      <style:paragraph-properties fo:text-align="justify" style:justify-single-word="false"/>
      <style:text-properties fo:font-size="14pt" fo:font-weight="normal" officeooo:rsid="0026a78e" officeooo:paragraph-rsid="0026a78e" style:font-size-asian="12.25pt" style:font-weight-asian="normal" style:font-size-complex="14pt" style:font-weight-complex="normal"/>
    </style:style>
    <style:style style:name="P13" style:family="paragraph" style:parent-style-name="Text_20_body">
      <style:paragraph-properties fo:text-align="justify" style:justify-single-word="false"/>
      <style:text-properties fo:font-size="14pt" fo:font-weight="normal" officeooo:rsid="00275921" officeooo:paragraph-rsid="00275921" style:font-size-asian="12.25pt" style:font-weight-asian="normal" style:font-size-complex="14pt" style:font-weight-complex="normal"/>
    </style:style>
    <style:style style:name="P14" style:family="paragraph" style:parent-style-name="Title">
      <style:text-properties fo:font-size="18pt" officeooo:rsid="00188b3f" officeooo:paragraph-rsid="00188b3f" style:font-size-asian="15.75pt" style:font-size-complex="18pt"/>
    </style:style>
    <style:style style:name="P15" style:family="paragraph" style:parent-style-name="Text_20_body">
      <style:paragraph-properties fo:text-align="justify" style:justify-single-word="false" fo:break-before="page"/>
      <style:text-properties fo:font-size="16pt" officeooo:rsid="001b74af" officeooo:paragraph-rsid="001b74af" style:font-size-asian="14pt" style:font-size-complex="16pt"/>
    </style:style>
    <style:style style:name="P16" style:family="paragraph" style:parent-style-name="Text_20_body">
      <style:paragraph-properties fo:text-align="justify" style:justify-single-word="false"/>
      <style:text-properties fo:font-size="16pt" fo:font-weight="bold" officeooo:rsid="001fd1b0" officeooo:paragraph-rsid="001b74af" style:font-size-asian="14pt" style:font-weight-asian="bold" style:font-size-complex="16pt" style:font-weight-complex="bold"/>
    </style:style>
    <style:style style:name="P17" style:family="paragraph" style:parent-style-name="Text_20_body" style:list-style-name="L1">
      <style:paragraph-properties fo:text-align="justify" style:justify-single-word="false"/>
      <style:text-properties style:font-name="Liberation Mono" fo:font-size="14pt" officeooo:rsid="001ee9bd" officeooo:paragraph-rsid="001ee9bd" style:font-size-asian="12.25pt" style:font-size-complex="14pt"/>
    </style:style>
    <style:style style:name="P18" style:family="paragraph" style:parent-style-name="Text_20_body" style:list-style-name="L2">
      <style:paragraph-properties fo:text-align="justify" style:justify-single-word="false"/>
      <style:text-properties fo:font-size="14pt" fo:font-weight="normal" officeooo:rsid="00275921" officeooo:paragraph-rsid="00275921" style:font-size-asian="12.25pt" style:font-weight-asian="normal" style:font-size-complex="14pt" style:font-weight-complex="normal"/>
    </style:style>
    <style:style style:name="P19" style:family="paragraph" style:parent-style-name="Text_20_body" style:list-style-name="L2">
      <style:paragraph-properties fo:text-align="justify" style:justify-single-word="false"/>
      <style:text-properties fo:font-size="14pt" fo:font-weight="normal" officeooo:rsid="002a54bf" officeooo:paragraph-rsid="002a54bf" style:font-size-asian="12.25pt" style:font-weight-asian="normal" style:font-size-complex="14pt" style:font-weight-complex="normal"/>
    </style:style>
    <style:style style:name="P20" style:family="paragraph" style:parent-style-name="Text_20_body" style:list-style-name="L2">
      <style:paragraph-properties fo:text-align="justify" style:justify-single-word="false"/>
      <style:text-properties fo:font-size="14pt" fo:font-weight="normal" officeooo:rsid="0030959e" officeooo:paragraph-rsid="0030959e" style:font-size-asian="12.25pt" style:font-weight-asian="normal" style:font-size-complex="14pt" style:font-weight-complex="normal"/>
    </style:style>
    <style:style style:name="T1" style:family="text">
      <style:text-properties fo:font-style="italic" officeooo:rsid="00275921" style:font-style-asian="italic" style:font-style-complex="italic"/>
    </style:style>
    <style:style style:name="T2" style:family="text">
      <style:text-properties fo:font-style="italic" officeooo:rsid="002f9238" style:font-style-asian="italic" style:font-style-complex="italic"/>
    </style:style>
    <style:style style:name="T3" style:family="text">
      <style:text-properties fo:font-style="italic" officeooo:rsid="0030959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fd1b0" style:font-weight-asian="bold" style:font-weight-complex="bold"/>
    </style:style>
    <style:style style:name="T6" style:family="text">
      <style:text-properties fo:font-weight="bold" officeooo:rsid="002cde3e" style:font-weight-asian="bold" style:font-weight-complex="bold"/>
    </style:style>
    <style:style style:name="T7" style:family="text">
      <style:text-properties style:font-name="Liberation Serif1"/>
    </style:style>
    <style:style style:name="T8" style:family="text">
      <style:text-properties style:font-name="Liberation Serif1" officeooo:rsid="00275921"/>
    </style:style>
    <style:style style:name="T9" style:family="text">
      <style:text-properties style:font-name="Liberation Serif1" officeooo:rsid="0030959e"/>
    </style:style>
    <style:style style:name="T10" style:family="text">
      <style:text-properties officeooo:rsid="001fd1b0"/>
    </style:style>
    <style:style style:name="T11" style:family="text">
      <style:text-properties officeooo:rsid="00275921"/>
    </style:style>
    <style:style style:name="T12" style:family="text">
      <style:text-properties fo:font-style="normal" officeooo:rsid="00275921" style:font-style-asian="normal" style:font-style-complex="normal"/>
    </style:style>
    <style:style style:name="T13" style:family="text">
      <style:text-properties fo:font-style="normal" officeooo:rsid="00323734" style:font-style-asian="normal" style:font-style-complex="normal"/>
    </style:style>
    <style:style style:name="T14" style:family="text">
      <style:text-properties style:font-name="Liberation Mono" officeooo:rsid="00275921"/>
    </style:style>
    <style:style style:name="T15" style:family="text">
      <style:text-properties officeooo:rsid="002cde3e"/>
    </style:style>
    <style:style style:name="T16" style:family="text">
      <style:text-properties officeooo:rsid="002deba4"/>
    </style:style>
    <style:style style:name="T17" style:family="text">
      <style:text-properties officeooo:rsid="002eb05f"/>
    </style:style>
    <style:style style:name="T18" style:family="text">
      <style:text-properties officeooo:rsid="002f9238"/>
    </style:style>
    <style:style style:name="T19" style:family="text">
      <style:text-properties officeooo:rsid="0030959e"/>
    </style:style>
    <style:style style:name="T20" style:family="text">
      <style:text-properties officeooo:rsid="003237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re War</text:p>
      <text:p text:style-name="P1">Marcin Puc, Piotr Komorowski</text:p>
      <text:p text:style-name="P1"/>
      <text:p text:style-name="P3">1. <text:span text:style-name="T15">Project description</text:span></text:p>
      <text:p text:style-name="P5"><text:span text:style-name="T16">Core War is a game in which two concurrently executing programs compete in a shared memory of a virtual computer („The Core”). In order to defeat the opponent, its program must be forced to execute a special instruction or an illegal operation.</text:span></text:p>
      <text:p text:style-name="P6"><text:span text:style-name="T17">The programs are implemented in a special assembly-like language which provides a set of instructions performing memory manipulation. Partaking in the duel requires a player to write a program („a warrior”) in the provided language, compile it and execute it in the virtual machine. For this project, a language, a compiler and a virtual machine will be created.</text:span></text:p>
      <text:p text:style-name="P2">2. <text:span text:style-name="T16">Definitions</text:span></text:p>
      <text:p text:style-name="P9"><text:span text:style-name="T17">A virtual computer supporting the game comprises a block of memory whose cells contain instructions. The block is cyclical i.e. after the last cell the execution returns to the first cell. Programs are loaded into the block at random positions. During the execution only relative addressing is available – an absolute address of any cell cannot be retrieved.</text:span></text:p>
      <text:p text:style-name="P11"><text:span text:style-name="T18">Every executed program includes one or more processes, where a process is defined as a pointer to a block cell. Processes for each program are stored in queues and called alternately. A „warrior” loses when all his processes have been removed from the queue. <text:s/>If the number of executed cycles exceeds a set value before one of the warriors emerges victorious, the duel ends with a tie.</text:span></text:p>
      <text:p text:style-name="P10"><text:span text:style-name="T18">Instructions consist of three main elements: </text:span><text:span text:style-name="T2">OpCode</text:span><text:span text:style-name="T18">, </text:span><text:span text:style-name="T2">A-field</text:span><text:span text:style-name="T18"> and </text:span><text:span text:style-name="T2">B-field</text:span><text:span text:style-name="T18">. The OpCode identifies a physical instruction executed by the VM, while the A- and B-fields store numerical data e.g. jump address.</text:span></text:p>
      <text:p text:style-name="P16"/>
      <text:p text:style-name="P15"><text:span text:style-name="T5">3</text:span><text:span text:style-name="T4">. </text:span><text:span text:style-name="T6">Programming language</text:span></text:p>
      <text:p text:style-name="P7"><text:span text:style-name="T19">In the original version of the game programs are written in „Redcode”, a language developed by D. G. Jones and A. K. Dewdney. Its instruction set and syntax will serve as a model in this project.</text:span></text:p>
      <text:p text:style-name="P8"><text:span text:style-name="T19">Example instructions</text:span>:</text:p>
      <text:list xml:id="list3616003352455233244" text:style-name="L1">
        <text:list-item>
          <text:p text:style-name="P17">MOV –<text:span text:style-name="T7"> </text:span><text:span text:style-name="T9">transfers data between memory locations</text:span></text:p>
        </text:list-item>
        <text:list-item>
          <text:p text:style-name="P17">ADD –<text:span text:style-name="T7"> </text:span><text:span text:style-name="T9">arithmetic addition</text:span></text:p>
        </text:list-item>
        <text:list-item>
          <text:p text:style-name="P17">MUL –<text:span text:style-name="T7"> </text:span><text:span text:style-name="T9">arithmetic multiplication</text:span></text:p>
        </text:list-item>
        <text:list-item>
          <text:p text:style-name="P17">JMP –<text:span text:style-name="T7"> </text:span><text:span text:style-name="T9">jump to another instruction</text:span></text:p>
        </text:list-item>
        <text:list-item>
          <text:p text:style-name="P17">FRK –<text:span text:style-name="T7"> </text:span><text:span text:style-name="T9">create new process</text:span></text:p>
        </text:list-item>
        <text:list-item>
          <text:p text:style-name="P17">KIL <text:span text:style-name="T14">–</text:span><text:span text:style-name="T8"> </text:span><text:span text:style-name="T9">end current process and remove it from its queue</text:span></text:p>
        </text:list-item>
      </text:list>
      <text:p text:style-name="P4"><text:span text:style-name="T10">4</text:span>. <text:span text:style-name="T15">Compiler</text:span></text:p>
      <text:p text:style-name="P13"><text:span text:style-name="T19">The compiler analyses program code written in a human-readable form of the language and converts it to a file to be processed by the VM.</text:span></text:p>
      <text:p text:style-name="P13"><text:span text:style-name="T20">Example compiler functionalities</text:span>:</text:p>
      <text:list xml:id="list2711346225010359827" text:style-name="L2">
        <text:list-item>
          <text:p text:style-name="P18"><text:span text:style-name="T19">replacing labels with relative instruction addresses</text:span></text:p>
        </text:list-item>
        <text:list-item>
          <text:p text:style-name="P19"><text:span text:style-name="T19">precalculation of addresses to a format usable by the VM</text:span></text:p>
        </text:list-item>
        <text:list-item>
          <text:p text:style-name="P20">error detection</text:p>
        </text:list-item>
      </text:list>
      <text:p text:style-name="P4"><text:span text:style-name="T10">5</text:span>. <text:span text:style-name="T15">Virtual machine</text:span></text:p>
      <text:p text:style-name="P12"><text:span text:style-name="T19">The VM accepts compiled files and executes programs by loading their code into memory. Internally, the memory block is implemented as an array of instructions. The VM initializes warriors by adding one process pointing to a specified instruction to each program’s queue. Subsequently, the game is conducted according to the rules in the </text:span><text:span text:style-name="T3">Definitions </text:span><text:span text:style-name="T13">section.</text:span> <text:span text:style-name="T20">After execution the VM displays the duel out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eoletters1" svg:font-family="neoletter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eoletters" svg:font-family="neoletter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eoletter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eoletter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eoletters" style:font-family-complex="neoletter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writing-mode="page"/>
    </style:style>
    <style:style style:name="List" style:family="paragraph" style:parent-style-name="Text_20_body" style:class="list">
      <style:text-properties style:font-size-asian="12pt" style:font-name-complex="neoletters1" style:font-family-complex="neoletter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eoletters1" style:font-family-complex="neoletter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eoletters1" style:font-family-complex="neoletter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6:35:23.650266465</meta:creation-date>
    <dc:date>2017-03-20T22:10:32.993374493</dc:date>
    <meta:editing-duration>PT44M20S</meta:editing-duration>
    <meta:editing-cycles>7</meta:editing-cycles>
    <meta:generator>LibreOffice/5.2.6.2$Linux_X86_64 LibreOffice_project/20m0$Build-2</meta:generator>
    <meta:document-statistic meta:table-count="0" meta:image-count="0" meta:object-count="0" meta:page-count="2" meta:paragraph-count="26" meta:word-count="461" meta:character-count="2813" meta:non-whitespace-character-count="2379"/>
  </office:meta>
</office:document-meta>
</file>